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language="en" fo:country="GB" fo:font-weight="normal" style:font-weight-asian="normal" style:font-weight-complex="normal"/>
    </style:style>
    <style:style style:name="P3" style:family="paragraph" style:parent-style-name="Standard">
      <style:text-properties style:font-name="Liberation Serif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Liberation Serif" fo:language="en" fo:country="GB" fo:font-weight="normal" style:font-weight-asian="normal" style:font-weight-complex="normal"/>
    </style:style>
    <style:style style:name="P5" style:family="paragraph" style:parent-style-name="Standard">
      <style:text-properties style:font-name="Liberation Serif" fo:language="en" fo:country="GB" fo:font-weight="bold" style:font-weight-asian="bold" style:font-weight-complex="bold"/>
    </style:style>
    <style:style style:name="P6" style:family="paragraph" style:parent-style-name="Heading_20_2" style:master-page-name="Standard">
      <style:paragraph-properties style:page-number="auto"/>
      <style:text-properties style:font-name="Liberation Serif" fo:language="en" fo:country="GB"/>
    </style:style>
    <style:style style:name="P7" style:family="paragraph" style:parent-style-name="Heading_20_2">
      <style:text-properties style:font-name="Liberation Serif" fo:font-size="12pt" fo:language="en" fo:country="GB" style:text-underline-style="solid" style:text-underline-width="auto" style:text-underline-color="font-color" style:font-size-asian="12pt" style:font-size-complex="12pt"/>
    </style:style>
    <style:style style:name="T1" style:family="text">
      <style:text-properties fo:language="en" fo:country="GB" fo:font-weight="normal" style:font-weight-asian="normal" style:font-weight-complex="normal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officeooo:rsid="00078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Input, Output, Storage and Memory</text:h>
      <text:p text:style-name="P3">Input and Output Devices</text:p>
      <text:p text:style-name="P2">- Input devices allow data to be entered into a computer.</text:p>
      <text:p text:style-name="P2">- Output devices allow information to be retrieved from a computer.</text:p>
      <text:p text:style-name="P2"/>
      <text:p text:style-name="P5">Storage Devices</text:p>
      <text:p text:style-name="P2">- Three categories: magnetic, flash and optical.</text:p>
      <text:p text:style-name="P2"/>
      <text:p text:style-name="P1"><text:span text:style-name="T1">- Magnetic storage uses materials that can be magnetised, patterns of magnetisation are used to represent binary sequences. Examples are </text:span><text:span text:style-name="T2">hard disc drives </text:span><text:span text:style-name="T1">and </text:span><text:span text:style-name="T2">magnetic tape.</text:span></text:p>
      <text:p text:style-name="P2">- High capacity at a low cost.</text:p>
      <text:p text:style-name="P2"/>
      <text:p text:style-name="P2">-Optical storage such as CDs, DVDs and Blu-Ray work by using a laser and looking at its reflection determining where there are pits on its surface representing 1s and 0s.</text:p>
      <text:p text:style-name="P2">- Tend to be cheap to distribute and resilient.</text:p>
      <text:p text:style-name="P2"/>
      <text:p text:style-name="P2">- <text:span text:style-name="T3">Virtual storage is “cloud storage” is based around the concept of storing data over the internet rather than in some local storage device.</text:span></text:p>
      <text:p text:style-name="P2">- <text:span text:style-name="T3">Data can be accessed anywhere with internet access and shared between devices.</text:span></text:p>
      <text:p text:style-name="P2">- <text:span text:style-name="T3">From point of view of the user, amount of space is limitless as more space can always be purchased.</text:span></text:p>
      <text:p text:style-name="P2">- <text:span text:style-name="T3">Access times can be slower.</text:span></text:p>
      <text:p text:style-name="P2"/>
      <text:p text:style-name="P2">- Flash media works by using a special type of ROM that can be overwritten. Used for USB memory sticks and camera memory cards. Can be read and written at high speeds.</text:p>
      <text:p text:style-name="P2">- SSDs utilise flash storage and are a faster alternative to HDDs also HDDs are at risk of losing data if they are dropped.</text:p>
      <text:p text:style-name="P2">- Flash memory has no moving parts so eliminates this issue.</text:p>
      <text:p text:style-name="P2">- Flash is significantly more expensive. Also there is a limit on how much you can read and write to the same location on an SSD.</text:p>
      <text:p text:style-name="P2">- Defragmenting an SSD can often decrease its lifespan as the SSD will automatically save its frequently accessed files such that those locations are not rewritten.</text:p>
      <text:p text:style-name="P2"/>
      <text:h text:style-name="P7" text:outline-level="2">Memory</text:h>
      <text:p text:style-name="P5">RAM (Random Access Memory)</text:p>
      <text:p text:style-name="P2">- Where programs and data being used by the computer are temporarily stored. Random aspect is that <text:tab/>processor can access any location as easily as another one.</text:p>
      <text:p text:style-name="P1"><text:span text:style-name="T1">- RAM is much faster than a storage device but it loses its data when it loses power - it is </text:span><text:span text:style-name="T2">volatile.</text:span></text:p>
      <text:p text:style-name="P2"/>
      <text:p text:style-name="P5">ROM (Read Only Memory)</text:p>
      <text:p text:style-name="P2">- Can be read but not written to.</text:p>
      <text:p text:style-name="P2">- Common use is storing computer’s boot-up program.</text:p>
      <text:p text:style-name="P1"><text:span text:style-name="T1">- </text:span><text:span text:style-name="T2">Non-volatile</text:span><text:span text:style-name="T1"> will retain data when power is los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pt" fo:language="en" fo:country="GB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100%" fo:keep-together="always" fo:keep-with-next="always"/>
      <style:text-properties style:font-name="Calibri" fo:font-family="Calibri" style:font-family-generic="roman" style:font-pitch="variable"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00%" fo:keep-together="always" fo:keep-with-next="always"/>
      <style:text-properties style:font-name="Calibri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9:18:00</meta:creation-date>
    <meta:initial-creator>Samuel</meta:initial-creator>
    <dc:date>2018-04-07T13:56:50.196020966</dc:date>
    <meta:editing-cycles>7</meta:editing-cycles>
    <meta:generator>LibreOffice/5.1.6.2$Linux_X86_64 LibreOffice_project/10m0$Build-2</meta:generator>
    <meta:editing-duration>PT46M9S</meta:editing-duration>
    <meta:document-statistic meta:table-count="0" meta:image-count="0" meta:object-count="0" meta:page-count="1" meta:paragraph-count="27" meta:word-count="377" meta:character-count="2106" meta:non-whitespace-character-count="1755"/>
    <meta:user-defined meta:name="DocSecurity" meta:value-type="float">0</meta:user-defined>
    <meta:user-defined meta:name="KSOProductBuildVer">2057-10.2.0.596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